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1.713cm" style:rel-column-width="6864*"/>
    </style:style>
    <style:style style:name="Tabla2.B" style:family="table-column">
      <style:table-column-properties style:column-width="14.639cm" style:rel-column-width="5867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51cm" table:align="margins" style:writing-mode="lr-tb"/>
    </style:style>
    <style:style style:name="Tabla3.A" style:family="table-column">
      <style:table-column-properties style:column-width="1.609cm" style:rel-column-width="6447*"/>
    </style:style>
    <style:style style:name="Tabla3.B" style:family="table-column">
      <style:table-column-properties style:column-width="14.743cm" style:rel-column-width="5908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351cm" table:align="margins" style:writing-mode="lr-tb"/>
    </style:style>
    <style:style style:name="Tabla4.A" style:family="table-column">
      <style:table-column-properties style:column-width="1.713cm" style:rel-column-width="6864*"/>
    </style:style>
    <style:style style:name="Tabla4.B" style:family="table-column">
      <style:table-column-properties style:column-width="14.639cm" style:rel-column-width="5867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351cm" table:align="margins" style:writing-mode="lr-tb"/>
    </style:style>
    <style:style style:name="Tabla5.A" style:family="table-column">
      <style:table-column-properties style:column-width="1.609cm" style:rel-column-width="6447*"/>
    </style:style>
    <style:style style:name="Tabla5.B" style:family="table-column">
      <style:table-column-properties style:column-width="14.743cm" style:rel-column-width="5908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351cm" table:align="margins" style:writing-mode="lr-tb"/>
    </style:style>
    <style:style style:name="Tabla6.A" style:family="table-column">
      <style:table-column-properties style:column-width="1.609cm" style:rel-column-width="6447*"/>
    </style:style>
    <style:style style:name="Tabla6.B" style:family="table-column">
      <style:table-column-properties style:column-width="14.743cm" style:rel-column-width="5908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351cm" table:align="margins" style:writing-mode="lr-tb"/>
    </style:style>
    <style:style style:name="Tabla7.A" style:family="table-column">
      <style:table-column-properties style:column-width="1.505cm" style:rel-column-width="6030*"/>
    </style:style>
    <style:style style:name="Tabla7.B" style:family="table-column">
      <style:table-column-properties style:column-width="14.847cm" style:rel-column-width="5950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351cm" table:align="margins" style:writing-mode="lr-tb"/>
    </style:style>
    <style:style style:name="Tabla8.A" style:family="table-column">
      <style:table-column-properties style:column-width="1.609cm" style:rel-column-width="6447*"/>
    </style:style>
    <style:style style:name="Tabla8.B" style:family="table-column">
      <style:table-column-properties style:column-width="14.743cm" style:rel-column-width="5908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351cm" table:align="margins" style:writing-mode="lr-tb"/>
    </style:style>
    <style:style style:name="Tabla9.A" style:family="table-column">
      <style:table-column-properties style:column-width="1.609cm" style:rel-column-width="6447*"/>
    </style:style>
    <style:style style:name="Tabla9.B" style:family="table-column">
      <style:table-column-properties style:column-width="14.743cm" style:rel-column-width="5908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351cm" table:align="margins" style:writing-mode="lr-tb"/>
    </style:style>
    <style:style style:name="Tabla10.A" style:family="table-column">
      <style:table-column-properties style:column-width="1.296cm" style:rel-column-width="5196*"/>
    </style:style>
    <style:style style:name="Tabla10.B" style:family="table-column">
      <style:table-column-properties style:column-width="15.055cm" style:rel-column-width="60339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351cm" table:align="margins" style:writing-mode="lr-tb"/>
    </style:style>
    <style:style style:name="Tabla11.A" style:family="table-column">
      <style:table-column-properties style:column-width="1.609cm" style:rel-column-width="6447*"/>
    </style:style>
    <style:style style:name="Tabla11.B" style:family="table-column">
      <style:table-column-properties style:column-width="14.743cm" style:rel-column-width="5908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351cm" table:align="margins" style:writing-mode="lr-tb"/>
    </style:style>
    <style:style style:name="Tabla12.A" style:family="table-column">
      <style:table-column-properties style:column-width="1.713cm" style:rel-column-width="6864*"/>
    </style:style>
    <style:style style:name="Tabla12.B" style:family="table-column">
      <style:table-column-properties style:column-width="14.639cm" style:rel-column-width="58671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351cm" table:align="margins" style:writing-mode="lr-tb"/>
    </style:style>
    <style:style style:name="Tabla13.A" style:family="table-column">
      <style:table-column-properties style:column-width="1.713cm" style:rel-column-width="6864*"/>
    </style:style>
    <style:style style:name="Tabla13.B" style:family="table-column">
      <style:table-column-properties style:column-width="14.639cm" style:rel-column-width="58671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Tabla16" style:family="table">
      <style:table-properties style:width="16.351cm" table:align="margins" style:writing-mode="lr-tb"/>
    </style:style>
    <style:style style:name="Tabla16.A" style:family="table-column">
      <style:table-column-properties style:column-width="1.894cm" style:rel-column-width="7592*"/>
    </style:style>
    <style:style style:name="Tabla16.B" style:family="table-column">
      <style:table-column-properties style:column-width="14.457cm" style:rel-column-width="57943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351cm" table:align="margins" style:writing-mode="lr-tb"/>
    </style:style>
    <style:style style:name="Tabla14.A" style:family="table-column">
      <style:table-column-properties style:column-width="1.296cm" style:rel-column-width="5196*"/>
    </style:style>
    <style:style style:name="Tabla14.B" style:family="table-column">
      <style:table-column-properties style:column-width="15.055cm" style:rel-column-width="60339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351cm" table:align="margins" style:writing-mode="lr-tb"/>
    </style:style>
    <style:style style:name="Tabla15.A" style:family="table-column">
      <style:table-column-properties style:column-width="1.296cm" style:rel-column-width="5196*"/>
    </style:style>
    <style:style style:name="Tabla15.B" style:family="table-column">
      <style:table-column-properties style:column-width="15.055cm" style:rel-column-width="60339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0c7601" officeooo:paragraph-rsid="000c7601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0c7601" officeooo:paragraph-rsid="000c7981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0c7601" officeooo:paragraph-rsid="000f5ab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0c7601" officeooo:paragraph-rsid="00148f4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0c7981" officeooo:paragraph-rsid="000f5ab9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0c7981" officeooo:paragraph-rsid="001238bf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0c7981" officeooo:paragraph-rsid="00139add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0c7981" officeooo:paragraph-rsid="00226240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bold" officeooo:rsid="000c7601" officeooo:paragraph-rsid="000c7981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0c7601" officeooo:paragraph-rsid="0023a0af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0c7981" officeooo:paragraph-rsid="000c7981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11pt" fo:language="ca" fo:country="ES" fo:font-weight="bold" officeooo:rsid="000c7981" officeooo:paragraph-rsid="000f5ab9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1" fo:font-size="11pt" fo:language="ca" fo:country="ES" fo:font-weight="bold" officeooo:rsid="001238bf" officeooo:paragraph-rsid="001238bf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Arial1" fo:font-size="11pt" fo:language="ca" fo:country="ES" fo:font-weight="bold" officeooo:rsid="0015c210" officeooo:paragraph-rsid="000c7981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Arial1" fo:font-size="11pt" fo:language="ca" fo:country="ES" fo:font-weight="bold" officeooo:rsid="00108631" officeooo:paragraph-rsid="00108631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Arial1" fo:font-size="11pt" fo:language="ca" fo:country="ES" fo:font-weight="bold" officeooo:rsid="0023a0af" officeooo:paragraph-rsid="0023a0af" style:font-size-asian="11pt" style:font-weight-asian="bold" style:font-size-complex="11pt" style:font-weight-complex="bold"/>
    </style:style>
    <style:style style:name="P25" style:family="paragraph" style:parent-style-name="Text_20_body">
      <style:text-properties style:font-name="Arial1" fo:font-size="11pt" fo:language="ca" fo:country="ES" fo:font-weight="bold" officeooo:rsid="002886b1" officeooo:paragraph-rsid="002886b1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Arial1" fo:font-size="11pt" fo:language="ca" fo:country="ES" fo:font-weight="bold" officeooo:rsid="0020fd2d" officeooo:paragraph-rsid="000f5ab9" style:font-size-asian="11pt" style:font-weight-asian="bold" style:font-size-complex="11pt" style:font-weight-complex="bold"/>
    </style:style>
    <style:style style:name="P27" style:family="paragraph" style:parent-style-name="Text_20_body">
      <style:text-properties style:font-name="Arial1" fo:font-size="11pt" fo:language="ca" fo:country="ES" style:text-underline-style="none" fo:font-weight="bold" officeooo:rsid="001238bf" officeooo:paragraph-rsid="001238bf" style:font-size-asian="11pt" style:font-weight-asian="bold" style:font-size-complex="11pt" style:font-weight-complex="bold"/>
    </style:style>
    <style:style style:name="P28" style:family="paragraph" style:parent-style-name="Text_20_body">
      <style:text-properties style:font-name="Arial1" fo:font-size="9pt" fo:language="ca" fo:country="ES" fo:font-weight="bold" officeooo:rsid="00226240" officeooo:paragraph-rsid="00293c37" style:font-size-asian="9pt" style:font-weight-asian="bold" style:font-size-complex="9pt" style:font-weight-complex="bold"/>
    </style:style>
    <style:style style:name="P29" style:family="paragraph" style:parent-style-name="Text_20_body">
      <style:text-properties style:font-name="Arial1" fo:font-size="9pt" fo:language="ca" fo:country="ES" fo:font-weight="bold" officeooo:rsid="0015c210" officeooo:paragraph-rsid="00293c37" style:font-size-asian="9pt" style:font-weight-asian="bold" style:font-size-complex="9pt" style:font-weight-complex="bold"/>
    </style:style>
    <style:style style:name="P30" style:family="paragraph" style:parent-style-name="Text_20_body">
      <style:text-properties style:font-name="Arial1" fo:font-size="9pt" fo:language="ca" fo:country="ES" fo:font-weight="bold" officeooo:rsid="00148f4f" officeooo:paragraph-rsid="001f9d44" style:font-size-asian="9pt" style:font-weight-asian="bold" style:font-size-complex="9pt" style:font-weight-complex="bold"/>
    </style:style>
    <style:style style:name="P31" style:family="paragraph" style:parent-style-name="Text_20_body">
      <style:text-properties style:font-name="Arial1" fo:font-size="9pt" fo:language="ca" fo:country="ES" fo:font-weight="bold" officeooo:rsid="00148f4f" officeooo:paragraph-rsid="002022f3" style:font-size-asian="9pt" style:font-weight-asian="bold" style:font-size-complex="9pt" style:font-weight-complex="bold"/>
    </style:style>
    <style:style style:name="P32" style:family="paragraph" style:parent-style-name="Text_20_body">
      <style:text-properties style:font-name="Arial1" fo:font-size="9pt" fo:language="ca" fo:country="ES" fo:font-weight="bold" officeooo:rsid="00139add" officeooo:paragraph-rsid="001dedd9" style:font-size-asian="9pt" style:font-weight-asian="bold" style:font-size-complex="9pt" style:font-weight-complex="bold"/>
    </style:style>
    <style:style style:name="P33" style:family="paragraph" style:parent-style-name="Text_20_body">
      <style:text-properties style:font-name="Arial1" fo:font-size="9pt" fo:language="ca" fo:country="ES" fo:font-weight="bold" officeooo:rsid="00139add" officeooo:paragraph-rsid="001d9037" style:font-size-asian="9pt" style:font-weight-asian="bold" style:font-size-complex="9pt" style:font-weight-complex="bold"/>
    </style:style>
    <style:style style:name="P34" style:family="paragraph" style:parent-style-name="Text_20_body">
      <style:text-properties style:font-name="Arial1" fo:font-size="9pt" fo:language="ca" fo:country="ES" fo:font-weight="bold" officeooo:rsid="001238bf" officeooo:paragraph-rsid="001d4bc1" style:font-size-asian="9pt" style:font-weight-asian="bold" style:font-size-complex="9pt" style:font-weight-complex="bold"/>
    </style:style>
    <style:style style:name="P35" style:family="paragraph" style:parent-style-name="Text_20_body">
      <style:text-properties style:font-name="Arial1" fo:font-size="9pt" fo:language="ca" fo:country="ES" fo:font-weight="bold" officeooo:rsid="001238bf" officeooo:paragraph-rsid="001cc356" style:font-size-asian="9pt" style:font-weight-asian="bold" style:font-size-complex="9pt" style:font-weight-complex="bold"/>
    </style:style>
    <style:style style:name="P36" style:family="paragraph" style:parent-style-name="Text_20_body">
      <style:text-properties style:font-name="Arial1" fo:font-size="9pt" fo:language="ca" fo:country="ES" fo:font-weight="bold" officeooo:rsid="00108631" officeooo:paragraph-rsid="00189cd8" style:font-size-asian="9pt" style:font-weight-asian="bold" style:font-size-complex="9pt" style:font-weight-complex="bold"/>
    </style:style>
    <style:style style:name="P37" style:family="paragraph" style:parent-style-name="Text_20_body">
      <style:text-properties style:font-name="Arial1" fo:font-size="9pt" fo:language="ca" fo:country="ES" fo:font-weight="bold" officeooo:rsid="0023a0af" officeooo:paragraph-rsid="00293c37" style:font-size-asian="9pt" style:font-weight-asian="bold" style:font-size-complex="9pt" style:font-weight-complex="bold"/>
    </style:style>
    <style:style style:name="P38" style:family="paragraph" style:parent-style-name="Text_20_body">
      <style:text-properties style:font-name="Arial1" fo:font-size="9pt" fo:language="ca" fo:country="ES" fo:font-weight="bold" officeooo:rsid="002886b1" officeooo:paragraph-rsid="00293c37" style:font-size-asian="9pt" style:font-weight-asian="bold" style:font-size-complex="9pt" style:font-weight-complex="bold"/>
    </style:style>
    <style:style style:name="P39" style:family="paragraph" style:parent-style-name="Text_20_body">
      <style:text-properties style:font-name="Arial1" fo:font-size="9pt" fo:language="ca" fo:country="ES" style:text-underline-style="none" fo:font-weight="bold" officeooo:rsid="001238bf" officeooo:paragraph-rsid="001cc356" style:font-size-asian="9pt" style:font-weight-asian="bold" style:font-size-complex="9pt" style:font-weight-complex="bold"/>
    </style:style>
    <style:style style:name="P40" style:family="paragraph" style:parent-style-name="Text_20_body">
      <style:text-properties style:font-name="Arial1" fo:font-size="9pt" fo:language="ca" fo:country="ES" fo:font-weight="normal" officeooo:rsid="000c7601" officeooo:paragraph-rsid="002022f3" style:font-size-asian="9pt" style:font-weight-asian="normal" style:font-size-complex="9pt" style:font-weight-complex="normal"/>
    </style:style>
    <style:style style:name="P41" style:family="paragraph" style:parent-style-name="Text_20_body">
      <style:text-properties style:font-name="Arial1" fo:font-size="9pt" style:font-size-asian="9pt" style:font-size-complex="9pt"/>
    </style:style>
    <style:style style:name="P42" style:family="paragraph" style:parent-style-name="Table_20_Contents">
      <style:text-properties style:font-name="Courier 10 Pitch" fo:font-size="10pt" fo:font-weight="normal" officeooo:rsid="000c7981" officeooo:paragraph-rsid="000c7981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Arial1" fo:font-size="9pt" style:font-size-asian="9pt" style:font-size-complex="9pt"/>
    </style:style>
    <style:style style:name="P44" style:family="paragraph" style:parent-style-name="Table_20_Contents">
      <style:text-properties style:font-name="Arial1" fo:font-size="9pt" officeooo:rsid="002a94b8" officeooo:paragraph-rsid="002a94b8" style:font-size-asian="9pt" style:font-size-complex="9pt"/>
    </style:style>
    <style:style style:name="P45" style:family="paragraph" style:parent-style-name="Table_20_Contents">
      <style:text-properties style:font-name="Arial1" fo:font-size="9pt" officeooo:rsid="002de43b" officeooo:paragraph-rsid="002de43b" style:font-size-asian="9pt" style:font-size-complex="9pt"/>
    </style:style>
    <style:style style:name="P46" style:family="paragraph" style:parent-style-name="Table_20_Contents">
      <style:text-properties style:font-name="Arial1" fo:font-size="9pt" officeooo:rsid="00293c37" officeooo:paragraph-rsid="00293c37" style:font-size-asian="9pt" style:font-size-complex="9pt"/>
    </style:style>
    <style:style style:name="P47" style:family="paragraph" style:parent-style-name="Table_20_Contents">
      <style:text-properties style:font-name="Arial1" fo:font-size="9pt" officeooo:rsid="002d962f" officeooo:paragraph-rsid="002d962f" style:font-size-asian="9pt" style:font-size-complex="9pt"/>
    </style:style>
    <style:style style:name="P48" style:family="paragraph" style:parent-style-name="Table_20_Contents">
      <style:text-properties style:font-name="Arial1" fo:font-size="9pt" officeooo:rsid="002bb28c" officeooo:paragraph-rsid="002bb28c" style:font-size-asian="9pt" style:font-size-complex="9pt"/>
    </style:style>
    <style:style style:name="P49" style:family="paragraph" style:parent-style-name="Table_20_Contents">
      <style:text-properties style:font-name="Arial1" fo:font-size="9pt" officeooo:rsid="001f9d44" officeooo:paragraph-rsid="001f9d44" style:font-size-asian="9pt" style:font-size-complex="9pt"/>
    </style:style>
    <style:style style:name="P50" style:family="paragraph" style:parent-style-name="Table_20_Contents">
      <style:text-properties style:font-name="Arial1" fo:font-size="9pt" officeooo:rsid="001dedd9" officeooo:paragraph-rsid="001dedd9" style:font-size-asian="9pt" style:font-size-complex="9pt"/>
    </style:style>
    <style:style style:name="P51" style:family="paragraph" style:parent-style-name="Table_20_Contents">
      <style:text-properties style:font-name="Arial1" fo:font-size="9pt" officeooo:rsid="001d9037" officeooo:paragraph-rsid="001d9037" style:font-size-asian="9pt" style:font-size-complex="9pt"/>
    </style:style>
    <style:style style:name="P52" style:family="paragraph" style:parent-style-name="Table_20_Contents">
      <style:text-properties style:font-name="Arial1" fo:font-size="9pt" officeooo:rsid="001d4bc1" officeooo:paragraph-rsid="001d4bc1" style:font-size-asian="9pt" style:font-size-complex="9pt"/>
    </style:style>
    <style:style style:name="P53" style:family="paragraph" style:parent-style-name="Table_20_Contents">
      <style:text-properties style:font-name="Arial1" fo:font-size="9pt" officeooo:rsid="001cc356" officeooo:paragraph-rsid="001cc356" style:font-size-asian="9pt" style:font-size-complex="9pt"/>
    </style:style>
    <style:style style:name="P54" style:family="paragraph" style:parent-style-name="Table_20_Contents">
      <style:text-properties style:font-name="Arial1" fo:font-size="9pt" officeooo:rsid="00189cd8" officeooo:paragraph-rsid="00189cd8" style:font-size-asian="9pt" style:font-size-complex="9pt"/>
    </style:style>
    <style:style style:name="P55" style:family="paragraph" style:parent-style-name="Table_20_Contents">
      <style:text-properties style:font-name="Arial1" fo:font-size="9pt" officeooo:rsid="002022f3" officeooo:paragraph-rsid="002022f3" style:font-size-asian="9pt" style:font-size-complex="9pt"/>
    </style:style>
    <style:style style:name="P56" style:family="paragraph" style:parent-style-name="Table_20_Contents">
      <style:text-properties style:font-name="Arial1" fo:font-size="9pt" officeooo:rsid="0036105e" officeooo:paragraph-rsid="0036105e" style:font-size-asian="9pt" style:font-size-complex="9pt"/>
    </style:style>
    <style:style style:name="P57" style:family="paragraph" style:parent-style-name="Standard" style:master-page-name="Standard">
      <style:paragraph-properties style:page-number="auto"/>
      <style:text-properties style:font-name="Arial" fo:font-size="14pt" fo:language="ca" fo:country="ES" style:font-size-asian="14pt" style:font-name-complex="Arial" style:font-size-complex="14pt"/>
    </style:style>
    <style:style style:name="P58" style:family="paragraph" style:parent-style-name="Text_20_body">
      <style:text-properties style:font-name="Arial1" fo:font-size="11pt" fo:language="ca" fo:country="ES" fo:font-weight="normal" officeooo:rsid="000c7981" officeooo:paragraph-rsid="000c7981" style:font-size-asian="11pt" style:font-weight-asian="normal" style:font-size-complex="11pt" style:font-weight-complex="normal"/>
    </style:style>
    <style:style style:name="P59" style:family="paragraph" style:parent-style-name="Text_20_body">
      <style:text-properties style:font-name="Arial1" fo:font-size="11pt" fo:language="ca" fo:country="ES" fo:font-weight="normal" officeooo:rsid="000c7601" officeooo:paragraph-rsid="000f5ab9" style:font-size-asian="11pt" style:font-weight-asian="normal" style:font-size-complex="11pt" style:font-weight-complex="normal"/>
    </style:style>
    <style:style style:name="P60" style:family="paragraph" style:parent-style-name="Text_20_body">
      <style:text-properties style:font-name="Arial1" fo:font-size="9pt" fo:language="ca" fo:country="ES" fo:font-weight="bold" officeooo:rsid="0038de24" officeooo:paragraph-rsid="0038de24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font-name="Arial1" fo:font-size="9pt" officeooo:rsid="0036105e" officeooo:paragraph-rsid="0036105e" style:font-size-asian="9pt" style:font-size-complex="9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officeooo:rsid="000c76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5ab9" style:font-weight-asian="bold" style:font-weight-complex="bold"/>
    </style:style>
    <style:style style:name="T6" style:family="text">
      <style:text-properties officeooo:rsid="000c7981"/>
    </style:style>
    <style:style style:name="T7" style:family="text">
      <style:text-properties officeooo:rsid="000e2bdd"/>
    </style:style>
    <style:style style:name="T8" style:family="text">
      <style:text-properties officeooo:rsid="000f5ab9"/>
    </style:style>
    <style:style style:name="T9" style:family="text">
      <style:text-properties officeooo:rsid="002d9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Pràctica <text:span text:style-name="T3">5</text:span>: Instruccions d'entrada i sortida</text:p>
      <text:p text:style-name="P3">L’objectiu d’aquesta pràctica és introduir les instruccions d'entrada i sortida bàsiques. A partir d'ara els nostres programes podran interaccionar amb l'"exterior"</text:p>
      <text:p text:style-name="P3"/>
      <text:p text:style-name="P3"/>
      <text:p text:style-name="P4">Atenció, els següents exercicis han de fer-se en Java i en Python. <text:s/>Es recomana anar fent les dues versions seguides, millor que fer tots els exercicis primer en un llenguatges i després en l’altre.</text:p>
      <text:p text:style-name="P9"/>
      <text:p text:style-name="P17">Exercici <text:span text:style-name="T6">1</text:span>.</text:p>
      <text:p text:style-name="P9">Donades dos variables A y B, que l’usuari ha d’introduir, es demana un programa que intercanviï el valor de les variables.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4">Java</text:p>
          </table:table-cell>
          <table:table-cell table:style-name="Tabla2.B1" office:value-type="string">
            <text:p text:style-name="P54">import java.io.*;</text:p>
            <text:p text:style-name="P54">// programa per intercanviar variables</text:p>
            <text:p text:style-name="P54"/>
            <text:p text:style-name="P54">public class programas{</text:p>
            <text:p text:style-name="P54"><text:tab/> <text:s text:c="3"/>public static void main(String[] args) throws IOException {</text:p>
            <text:p text:style-name="P54"><text:tab/><text:tab/>float A;</text:p>
            <text:p text:style-name="P54"><text:tab/><text:tab/>float B;</text:p>
            <text:p text:style-name="P54"><text:tab/><text:tab/>String linea;</text:p>
            <text:p text:style-name="P54"><text:tab/><text:tab/></text:p>
            <text:p text:style-name="P54"><text:tab/><text:tab/>System.out.println("Programa per intercanviar variables");</text:p>
            <text:p text:style-name="P54"><text:tab/><text:tab/>System.out.print("Introdueix el primer nombre: ");</text:p>
            <text:p text:style-name="P54"><text:tab/><text:tab/>BufferedReader reader = new BufferedReader(new InputStreamReader(System.in));</text:p>
            <text:p text:style-name="P54"><text:tab/><text:tab/>linea = reader.readLine();</text:p>
            <text:p text:style-name="P54"><text:tab/><text:tab/>A = Float.parseFloat(linea); //conversio de string a float</text:p>
            <text:p text:style-name="P54"><text:tab/><text:tab/></text:p>
            <text:p text:style-name="P54"><text:tab/><text:tab/>System.out.print("Introdueix el segon nombre: ");</text:p>
            <text:p text:style-name="P54"><text:tab/><text:tab/>linea = reader.readLine();</text:p>
            <text:p text:style-name="P54"><text:tab/><text:tab/></text:p>
            <text:p text:style-name="P54"><text:tab/><text:tab/>B = Float.parseFloat(linea);</text:p>
            <text:p text:style-name="P54"><text:tab/><text:tab/>A=A+B;</text:p>
            <text:p text:style-name="P54"><text:tab/><text:tab/>B=A-B;</text:p>
            <text:p text:style-name="P54"><text:tab/><text:tab/>A=A-B;</text:p>
            <text:p text:style-name="P54"><text:tab/><text:tab/></text:p>
            <text:p text:style-name="P54"><text:tab/><text:tab/>System.out.println("El primer nombre es: ");</text:p>
            <text:p text:style-name="P54"><text:tab/><text:tab/>System.out.println (A);</text:p>
            <text:p text:style-name="P54"><text:tab/><text:tab/>System.out.println("El segon nombre es: ");</text:p>
            <text:p text:style-name="P54"><text:tab/><text:tab/>System.out.println (B);</text:p>
            <text:p text:style-name="P54"/>
            <text:p text:style-name="P54"/>
            <text:p text:style-name="P54"><text:tab/>}</text:p>
            <text:p text:style-name="P54">}</text:p>
          </table:table-cell>
        </table:table-row>
        <text:soft-page-break/>
        <table:table-row>
          <table:table-cell table:style-name="Tabla2.A2" office:value-type="string">
            <text:p text:style-name="P54">Python</text:p>
          </table:table-cell>
          <table:table-cell table:style-name="Tabla2.B2" office:value-type="string">
            <text:p text:style-name="P36">print "Escribe tu numero"</text:p>
            <text:p text:style-name="P36">A = int(raw_input())</text:p>
            <text:p text:style-name="P36"/>
            <text:p text:style-name="P36">print "Escribe tu segundo numero"</text:p>
            <text:p text:style-name="P36">B = int(raw_input())</text:p>
            <text:p text:style-name="P36"/>
            <text:p text:style-name="P36">A=A+B</text:p>
            <text:p text:style-name="P36">B=A-B</text:p>
            <text:p text:style-name="P36">A=A-B</text:p>
            <text:p text:style-name="P36"/>
            <text:p text:style-name="P36">print "El primer numero es:"</text:p>
            <text:p text:style-name="P36">print A</text:p>
            <text:p text:style-name="P36">print "El segundo numero es:"</text:p>
            <text:p text:style-name="P36">print B</text:p>
          </table:table-cell>
        </table:table-row>
      </table:table>
      <text:p text:style-name="P9"/>
      <text:p text:style-name="P23"/>
      <text:p text:style-name="P9"/>
      <text:p text:style-name="P9"/>
      <text:p text:style-name="P17">Exercici 2.</text:p>
      <text:p text:style-name="P9">Realitza un programa que demani a l’usuari dos nombres i després mostri per pantalla la suma dels dos.</text:p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3">Java</text:p>
          </table:table-cell>
          <table:table-cell table:style-name="Tabla3.B1" office:value-type="string">
            <text:p text:style-name="P53">import java.io.*;</text:p>
            <text:p text:style-name="P53">// Programa per sumar dos nombres</text:p>
            <text:p text:style-name="P53"/>
            <text:p text:style-name="P53">public class programas{</text:p>
            <text:p text:style-name="P53"><text:tab/> <text:s text:c="3"/>public static void main(String[] args) throws IOException {</text:p>
            <text:p text:style-name="P53"><text:tab/><text:tab/>float A;</text:p>
            <text:p text:style-name="P53"><text:tab/><text:tab/>float B;</text:p>
            <text:p text:style-name="P53"><text:tab/><text:tab/>String linea;</text:p>
            <text:p text:style-name="P53"><text:tab/><text:tab/></text:p>
            <text:p text:style-name="P53"><text:tab/><text:tab/>System.out.println("Programa per sumar dos nombres");</text:p>
            <text:p text:style-name="P53"><text:tab/><text:tab/>System.out.print("Introdueix el primer nombre: ");</text:p>
            <text:p text:style-name="P53"><text:tab/><text:tab/>BufferedReader reader = new BufferedReader(new InputStreamReader(System.in));</text:p>
            <text:p text:style-name="P53"><text:tab/><text:tab/>linea = reader.readLine();</text:p>
            <text:p text:style-name="P53"><text:tab/><text:tab/>A = Float.parseFloat(linea); //conversio de string a float</text:p>
            <text:p text:style-name="P53"><text:tab/><text:tab/></text:p>
            <text:p text:style-name="P53"><text:tab/><text:tab/>System.out.print("Introdueix el segon nombre: ");</text:p>
            <text:p text:style-name="P53"><text:tab/><text:tab/>linea = reader.readLine();</text:p>
            <text:p text:style-name="P53"><text:tab/><text:tab/></text:p>
            <text:p text:style-name="P53"><text:tab/><text:tab/>B = Float.parseFloat(linea);</text:p>
            <text:p text:style-name="P53"><text:tab/><text:tab/></text:p>
            <text:p text:style-name="P53"><text:tab/><text:tab/>System.out.println("El resultat es: ");</text:p>
            <text:p text:style-name="P53"><text:tab/><text:tab/>System.out.print(A+B);</text:p>
            <text:p text:style-name="P53"><text:soft-page-break/></text:p>
            <text:p text:style-name="P53"/>
            <text:p text:style-name="P53"><text:tab/>}</text:p>
            <text:p text:style-name="P53">}</text:p>
          </table:table-cell>
        </table:table-row>
        <table:table-row>
          <table:table-cell table:style-name="Tabla3.A2" office:value-type="string">
            <text:p text:style-name="P53">Python</text:p>
          </table:table-cell>
          <table:table-cell table:style-name="Tabla3.B2" office:value-type="string">
            <text:p text:style-name="P39">print "Escribe tu primer numero"</text:p>
            <text:p text:style-name="P39">A = int(raw_input())</text:p>
            <text:p text:style-name="P39"/>
            <text:p text:style-name="P39">print "Escribe tu segundo numero"</text:p>
            <text:p text:style-name="P39">B = int(raw_input())</text:p>
            <text:p text:style-name="P39"/>
            <text:p text:style-name="P39">C = A+B</text:p>
            <text:p text:style-name="P39"/>
            <text:p text:style-name="P39">print "El resultat es:"</text:p>
            <text:p text:style-name="P39">print C</text:p>
          </table:table-cell>
        </table:table-row>
      </table:table>
      <text:p text:style-name="P27"/>
      <text:p text:style-name="P14"/>
      <text:p text:style-name="P20">Exercici <text:span text:style-name="T8">3</text:span>.</text:p>
      <text:p text:style-name="P13">Programa que determini la edat d’un usuari (paràmetre d’entrada) quan hagi transcorregut un quart de segle.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3">Java</text:p>
          </table:table-cell>
          <table:table-cell table:style-name="Tabla4.B1" office:value-type="string">
            <text:p text:style-name="P53">import java.io.*;</text:p>
            <text:p text:style-name="P53">// Programa calcular la teva edat d'aqui a un quart de segle</text:p>
            <text:p text:style-name="P53"/>
            <text:p text:style-name="P53">public class programas{</text:p>
            <text:p text:style-name="P53"><text:tab/> <text:s text:c="3"/>public static void main(String[] args) throws IOException {</text:p>
            <text:p text:style-name="P53"><text:tab/><text:tab/>float A;</text:p>
            <text:p text:style-name="P53"><text:tab/><text:tab/>String linea;</text:p>
            <text:p text:style-name="P53"><text:tab/><text:tab/></text:p>
            <text:p text:style-name="P53"><text:tab/><text:tab/>System.out.println("Escriu la teva edat");</text:p>
            <text:p text:style-name="P53"><text:tab/><text:tab/>BufferedReader reader = new BufferedReader(new InputStreamReader(System.in));</text:p>
            <text:p text:style-name="P53"><text:tab/><text:tab/>linea = reader.readLine();</text:p>
            <text:p text:style-name="P53"><text:tab/><text:tab/>A = Float.parseFloat(linea); //conversio de string a float</text:p>
            <text:p text:style-name="P53"><text:tab/><text:tab/></text:p>
            <text:p text:style-name="P53"><text:tab/><text:tab/>System.out.println("La teva edat serà");</text:p>
            <text:p text:style-name="P53"><text:tab/><text:tab/>System.out.print(A+25);</text:p>
            <text:p text:style-name="P53"/>
            <text:p text:style-name="P53"/>
            <text:p text:style-name="P53"><text:tab/>}</text:p>
            <text:p text:style-name="P53">}</text:p>
          </table:table-cell>
        </table:table-row>
        <table:table-row>
          <table:table-cell table:style-name="Tabla4.A2" office:value-type="string">
            <text:p text:style-name="P53">Python</text:p>
          </table:table-cell>
          <table:table-cell table:style-name="Tabla4.B2" office:value-type="string">
            <text:p text:style-name="P35">print "Escribe aquí tu edad:"</text:p>
            <text:p text:style-name="P35">A = int(raw_input())</text:p>
            <text:p text:style-name="P35"/>
            <text:p text:style-name="P35">print "Quan hagi transcurregut un quart de segle la teva edat serà:"</text:p>
            <text:p text:style-name="P35">print A+25</text:p>
          </table:table-cell>
        </table:table-row>
      </table:table>
      <text:p text:style-name="P13"/>
      <text:p text:style-name="P21"><text:soft-page-break/></text:p>
      <text:p text:style-name="P20"/>
      <text:p text:style-name="P20">Exercici <text:span text:style-name="T8">4</text:span>.</text:p>
      <text:p text:style-name="P13">Programa que mostri el resultat d’elevar a la quarta potència un nombre introduït per teclat.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2">Java</text:p>
          </table:table-cell>
          <table:table-cell table:style-name="Tabla5.B1" office:value-type="string">
            <text:p text:style-name="P52">import java.io.*;</text:p>
            <text:p text:style-name="P52">// Programa calcular la quarta potència d'un nombre</text:p>
            <text:p text:style-name="P52"/>
            <text:p text:style-name="P52">public class programas{</text:p>
            <text:p text:style-name="P52"><text:tab/> <text:s text:c="3"/>public static void main(String[] args) throws IOException {</text:p>
            <text:p text:style-name="P52"><text:tab/><text:tab/>float A;</text:p>
            <text:p text:style-name="P52"><text:tab/><text:tab/>String linea;</text:p>
            <text:p text:style-name="P52"><text:tab/><text:tab/></text:p>
            <text:p text:style-name="P52"><text:tab/><text:tab/>System.out.println("Escriu el teu nombre");</text:p>
            <text:p text:style-name="P52"><text:tab/><text:tab/>BufferedReader reader = new BufferedReader(new InputStreamReader(System.in));</text:p>
            <text:p text:style-name="P52"><text:tab/><text:tab/>linea = reader.readLine();</text:p>
            <text:p text:style-name="P52"><text:tab/><text:tab/>A = Float.parseFloat(linea); //conversio de string a float</text:p>
            <text:p text:style-name="P52"><text:tab/><text:tab/></text:p>
            <text:p text:style-name="P52"><text:tab/><text:tab/>System.out.println("La seva quarta potència serà");</text:p>
            <text:p text:style-name="P52"><text:tab/><text:tab/>System.out.print(A*A*A*A);</text:p>
            <text:p text:style-name="P52"/>
            <text:p text:style-name="P52"/>
            <text:p text:style-name="P52"><text:tab/>}</text:p>
            <text:p text:style-name="P52">}</text:p>
          </table:table-cell>
        </table:table-row>
        <table:table-row>
          <table:table-cell table:style-name="Tabla5.A2" office:value-type="string">
            <text:p text:style-name="P52">Python</text:p>
          </table:table-cell>
          <table:table-cell table:style-name="Tabla5.B2" office:value-type="string">
            <text:p text:style-name="P34">print "Escriu el teu nombre"</text:p>
            <text:p text:style-name="P34"/>
            <text:p text:style-name="P34">A = int(raw_input())</text:p>
            <text:p text:style-name="P34"/>
            <text:p text:style-name="P34">print "El teu nombre elevat a la quarta potència serà:"</text:p>
            <text:p text:style-name="P34">print A**A</text:p>
          </table:table-cell>
        </table:table-row>
      </table:table>
      <text:p text:style-name="P13"/>
      <text:p text:style-name="P13"/>
      <text:p text:style-name="P13"/>
      <text:p text:style-name="P20">Exercici <text:span text:style-name="T8">5</text:span>.</text:p>
      <text:p text:style-name="P13">Programa que demani una quantitat en euros i determini quin era el seu valor amb les antigues “pessetes”.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1">Java</text:p>
          </table:table-cell>
          <table:table-cell table:style-name="Tabla6.B1" office:value-type="string">
            <text:p text:style-name="P51">import java.io.*;</text:p>
            <text:p text:style-name="P51">// Programa canviar de pessetes a Euros</text:p>
            <text:p text:style-name="P51"/>
            <text:p text:style-name="P51">public class programas{</text:p>
            <text:p text:style-name="P51"><text:tab/> <text:s text:c="3"/>public static void main(String[] args) throws IOException {</text:p>
            <text:p text:style-name="P51"><text:tab/><text:tab/>int A;</text:p>
            <text:p text:style-name="P51"><text:tab/><text:tab/>String linea;</text:p>
            <text:p text:style-name="P51"><text:tab/><text:tab/></text:p>
            <text:p text:style-name="P51"><text:soft-page-break/><text:tab/><text:tab/>System.out.println("Escriu el nombre en Euros");</text:p>
            <text:p text:style-name="P51"><text:tab/><text:tab/>BufferedReader reader = new BufferedReader(new InputStreamReader(System.in));</text:p>
            <text:p text:style-name="P51"><text:tab/><text:tab/>linea = reader.readLine();</text:p>
            <text:p text:style-name="P51"><text:tab/><text:tab/>A = Integer.parseInt(linea); //conversio de string a integral</text:p>
            <text:p text:style-name="P51"><text:tab/><text:tab/></text:p>
            <text:p text:style-name="P51"><text:tab/><text:tab/></text:p>
            <text:p text:style-name="P51"><text:tab/><text:tab/>System.out.println("En pessetes seràn");</text:p>
            <text:p text:style-name="P51"><text:tab/><text:tab/>System.out.print(A*0.166);</text:p>
            <text:p text:style-name="P51"/>
            <text:p text:style-name="P51"/>
            <text:p text:style-name="P51"><text:tab/>}</text:p>
            <text:p text:style-name="P51">}</text:p>
          </table:table-cell>
        </table:table-row>
        <table:table-row>
          <table:table-cell table:style-name="Tabla6.A2" office:value-type="string">
            <text:p text:style-name="P51">Python</text:p>
          </table:table-cell>
          <table:table-cell table:style-name="Tabla6.B2" office:value-type="string">
            <text:p text:style-name="P33">print "Quantitat en Euros"</text:p>
            <text:p text:style-name="P33"/>
            <text:p text:style-name="P33">A = int(raw_input())</text:p>
            <text:p text:style-name="P33">A= A*0.166</text:p>
            <text:p text:style-name="P33"/>
            <text:p text:style-name="P33">print "Quantitat en pessetes"</text:p>
            <text:p text:style-name="P33">print A</text:p>
          </table:table-cell>
        </table:table-row>
      </table:table>
      <text:p text:style-name="P13"/>
      <text:p text:style-name="P15"/>
      <text:p text:style-name="P17">Exercici <text:span text:style-name="T8">6</text:span>.</text:p>
      <text:p text:style-name="P9">Donades la base <text:span text:style-name="T7">i</text:span> l’altura d’un rectangle per part de l’usuari, crea un programa que calculi el àrea (Àrea = Base * Altura).</text:p>
      <text:p text:style-name="P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1">Java</text:p>
          </table:table-cell>
          <table:table-cell table:style-name="Tabla7.B1" office:value-type="string">
            <text:p text:style-name="P51">import java.io.*;</text:p>
            <text:p text:style-name="P51">// Programa calcular l'àrea d'un rectangle</text:p>
            <text:p text:style-name="P51"/>
            <text:p text:style-name="P51">public class programas{</text:p>
            <text:p text:style-name="P51"><text:tab/> <text:s text:c="3"/>public static void main(String[] args) throws IOException {</text:p>
            <text:p text:style-name="P51"><text:tab/><text:tab/>int A;</text:p>
            <text:p text:style-name="P51"><text:tab/><text:tab/>int B;</text:p>
            <text:p text:style-name="P51"><text:tab/><text:tab/>String linea; //valor que posa la persona</text:p>
            <text:p text:style-name="P51"><text:tab/><text:tab/></text:p>
            <text:p text:style-name="P51"><text:tab/><text:tab/>System.out.println("Escriu l'altura");</text:p>
            <text:p text:style-name="P51"><text:tab/><text:tab/>BufferedReader reader = new BufferedReader(new InputStreamReader(System.in));</text:p>
            <text:p text:style-name="P51"><text:tab/><text:tab/>linea = reader.readLine();</text:p>
            <text:p text:style-name="P51"><text:tab/><text:tab/>A = Integer.parseInt(linea); //conversio de string a integral</text:p>
            <text:p text:style-name="P51"><text:tab/><text:tab/></text:p>
            <text:p text:style-name="P51"><text:tab/><text:tab/>System.out.println("Escriu la base");</text:p>
            <text:p text:style-name="P51"><text:tab/><text:tab/>linea = reader.readLine();</text:p>
            <text:p text:style-name="P51"><text:tab/><text:tab/>B = Integer.parseInt(linea);</text:p>
            <text:p text:style-name="P51"><text:tab/><text:tab/></text:p>
            <text:p text:style-name="P51"><text:soft-page-break/><text:tab/><text:tab/>System.out.println("L'àrea serà:");</text:p>
            <text:p text:style-name="P51"><text:tab/><text:tab/>System.out.print(A*B);</text:p>
            <text:p text:style-name="P51"/>
            <text:p text:style-name="P51"/>
            <text:p text:style-name="P51"><text:tab/>}</text:p>
            <text:p text:style-name="P51">}</text:p>
          </table:table-cell>
        </table:table-row>
        <table:table-row>
          <table:table-cell table:style-name="Tabla7.A2" office:value-type="string">
            <text:p text:style-name="P51">Python</text:p>
          </table:table-cell>
          <table:table-cell table:style-name="Tabla7.B2" office:value-type="string">
            <text:p text:style-name="P33">print "Calcula l'àrea d'un rectangle"</text:p>
            <text:p text:style-name="P33"/>
            <text:p text:style-name="P33">print "Escriu l'altura:"</text:p>
            <text:p text:style-name="P33">A = int(raw_input())</text:p>
            <text:p text:style-name="P33"/>
            <text:p text:style-name="P33">print "Escriu la base:"</text:p>
            <text:p text:style-name="P33">B = int(raw_input())</text:p>
            <text:p text:style-name="P33"/>
            <text:p text:style-name="P33"/>
            <text:p text:style-name="P33"/>
            <text:p text:style-name="P33">print "L'àrea d'un rectangle es:", A*B</text:p>
          </table:table-cell>
        </table:table-row>
      </table:table>
      <text:p text:style-name="P9"/>
      <text:p text:style-name="P9"/>
      <text:p text:style-name="P9"><text:span text:style-name="T4">Exercici </text:span><text:span text:style-name="T5">7</text:span><text:span text:style-name="T4">.</text:span> </text:p>
      <text:p text:style-name="P9">Escriu un programa que demani a l’usuari el nom i l’edat. Després ha de mostrar per pantalla: “Hola (nom), la teva edat és (edat)”;</text:p>
      <text:p text:style-name="P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0">Java</text:p>
          </table:table-cell>
          <table:table-cell table:style-name="Tabla8.B1" office:value-type="string">
            <text:p text:style-name="P50">import java.io.*;</text:p>
            <text:p text:style-name="P50">// Programa demanar nom i edat i mostrar-la en pantalla</text:p>
            <text:p text:style-name="P50"/>
            <text:p text:style-name="P50">public class programas{</text:p>
            <text:p text:style-name="P50"><text:tab/> <text:s text:c="3"/>public static void main(String[] args) throws IOException {</text:p>
            <text:p text:style-name="P50"><text:tab/><text:tab/>String A;</text:p>
            <text:p text:style-name="P50"><text:tab/><text:tab/>int B;</text:p>
            <text:p text:style-name="P50"><text:tab/><text:tab/>String linea; //valor que posa la persona</text:p>
            <text:p text:style-name="P50"><text:tab/><text:tab/></text:p>
            <text:p text:style-name="P50"><text:tab/><text:tab/>System.out.println("Hola, com et dius?");</text:p>
            <text:p text:style-name="P50"><text:tab/><text:tab/>BufferedReader reader = new BufferedReader(new InputStreamReader(System.in));</text:p>
            <text:p text:style-name="P50"><text:tab/><text:tab/>A = reader.readLine();</text:p>
            <text:p text:style-name="P50"><text:tab/><text:tab/></text:p>
            <text:p text:style-name="P50"><text:tab/><text:tab/></text:p>
            <text:p text:style-name="P50"><text:tab/><text:tab/>System.out.println("I quina es la teva edat?");</text:p>
            <text:p text:style-name="P50"><text:tab/><text:tab/>linea = reader.readLine();</text:p>
            <text:p text:style-name="P50"><text:tab/><text:tab/>B = Integer.parseInt(linea);</text:p>
            <text:p text:style-name="P50"><text:tab/><text:tab/></text:p>
            <text:p text:style-name="P50"><text:tab/><text:tab/>System.out.print("Hola ");</text:p>
            <text:p text:style-name="P50"><text:tab/><text:tab/>System.out.print(A);</text:p>
            <text:p text:style-name="P50"><text:tab/><text:tab/>System.out.print(", la teva edat es: ");</text:p>
            <text:p text:style-name="P50"><text:soft-page-break/><text:tab/><text:tab/>System.out.print(B);</text:p>
            <text:p text:style-name="P50"/>
            <text:p text:style-name="P50"/>
            <text:p text:style-name="P50"><text:tab/>}</text:p>
            <text:p text:style-name="P50">}</text:p>
            <text:p text:style-name="P50"/>
          </table:table-cell>
        </table:table-row>
        <table:table-row>
          <table:table-cell table:style-name="Tabla8.A2" office:value-type="string">
            <text:p text:style-name="P50">Python</text:p>
          </table:table-cell>
          <table:table-cell table:style-name="Tabla8.B2" office:value-type="string">
            <text:p text:style-name="P32">print "Hola, com et dius?"</text:p>
            <text:p text:style-name="P32"/>
            <text:p text:style-name="P32">A = str(raw_input())</text:p>
            <text:p text:style-name="P32"/>
            <text:p text:style-name="P32">print "I quants anys tens?"</text:p>
            <text:p text:style-name="P32"/>
            <text:p text:style-name="P32">B = int(raw_input())</text:p>
            <text:p text:style-name="P32"/>
            <text:p text:style-name="P32">print "Hola,", A, "la teva edat es", B</text:p>
          </table:table-cell>
        </table:table-row>
      </table:table>
      <text:p text:style-name="P17"/>
      <text:p text:style-name="P17">Exercici <text:span text:style-name="T8">8</text:span>.</text:p>
      <text:p text:style-name="P9">Escriu un programa que demani dos variables a l’usuari, i mostri per pantalla la seva suma, resta, multiplicació, divisió i mòdul .</text:p>
      <text:p text:style-name="P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9">Java</text:p>
          </table:table-cell>
          <table:table-cell table:style-name="Tabla9.B1" office:value-type="string">
            <text:p text:style-name="P49">import java.io.*;</text:p>
            <text:p text:style-name="P49">// Programa calcular la suma, resta, multiplicació, divisió i mòdul de dos nombres</text:p>
            <text:p text:style-name="P49"/>
            <text:p text:style-name="P49">public class programas{</text:p>
            <text:p text:style-name="P49"><text:tab/> <text:s text:c="3"/>public static void main(String[] args) throws IOException {</text:p>
            <text:p text:style-name="P49"><text:tab/><text:tab/>int A;</text:p>
            <text:p text:style-name="P49"><text:tab/><text:tab/>int B;</text:p>
            <text:p text:style-name="P49"><text:tab/><text:tab/>String linea; //valor que posa la persona</text:p>
            <text:p text:style-name="P49"><text:tab/><text:tab/></text:p>
            <text:p text:style-name="P49"><text:tab/><text:tab/>System.out.println("Introdueix el teu primer nombre");</text:p>
            <text:p text:style-name="P49"><text:tab/><text:tab/>BufferedReader reader = new BufferedReader(new InputStreamReader(System.in));</text:p>
            <text:p text:style-name="P49"><text:tab/><text:tab/>linea = reader.readLine();</text:p>
            <text:p text:style-name="P49"><text:tab/><text:tab/>A = Integer.parseInt(linea);</text:p>
            <text:p text:style-name="P49"><text:tab/><text:tab/></text:p>
            <text:p text:style-name="P49"><text:tab/><text:tab/>System.out.println("Introdueix el teu segon nombre");</text:p>
            <text:p text:style-name="P49"><text:tab/><text:tab/>linea = reader.readLine();</text:p>
            <text:p text:style-name="P49"><text:tab/><text:tab/>B = Integer.parseInt(linea);</text:p>
            <text:p text:style-name="P49"><text:tab/><text:tab/></text:p>
            <text:p text:style-name="P49"><text:tab/><text:tab/>System.out.print("Els resultats en ordre son: ");</text:p>
            <text:p text:style-name="P49"><text:tab/><text:tab/>System.out.print(A+B);</text:p>
            <text:p text:style-name="P49"><text:tab/><text:tab/>System.out.print(", ");</text:p>
            <text:p text:style-name="P49"><text:tab/><text:tab/>System.out.print(A-B);</text:p>
            <text:p text:style-name="P49"><text:tab/><text:tab/>System.out.print(", ");</text:p>
            <text:p text:style-name="P49"><text:tab/><text:tab/>System.out.print (A*B);</text:p>
            <text:p text:style-name="P49"><text:soft-page-break/><text:tab/><text:tab/>System.out.print(", ");</text:p>
            <text:p text:style-name="P49"><text:tab/><text:tab/>System.out.print(A/B);</text:p>
            <text:p text:style-name="P49"><text:tab/><text:tab/>System.out.print(" i ");</text:p>
            <text:p text:style-name="P49"><text:tab/><text:tab/>System.out.print(A % B);</text:p>
            <text:p text:style-name="P49"/>
            <text:p text:style-name="P49"/>
            <text:p text:style-name="P49"><text:tab/>}</text:p>
            <text:p text:style-name="P43">}</text:p>
          </table:table-cell>
        </table:table-row>
        <table:table-row>
          <table:table-cell table:style-name="Tabla9.A2" office:value-type="string">
            <text:p text:style-name="P49">Python</text:p>
          </table:table-cell>
          <table:table-cell table:style-name="Tabla9.B2" office:value-type="string">
            <text:p text:style-name="P30">print "Escriu el primer nombre"</text:p>
            <text:p text:style-name="P30"/>
            <text:p text:style-name="P30">A=int(raw_input())</text:p>
            <text:p text:style-name="P30"/>
            <text:p text:style-name="P30">print "Escriu el segon nombre"</text:p>
            <text:p text:style-name="P30"/>
            <text:p text:style-name="P30">B=int(raw_input())</text:p>
            <text:p text:style-name="P30"/>
            <text:p text:style-name="P41">print "Els resultats son:", A+B,",",A-B,",",A/B,"i",A % B,</text:p>
          </table:table-cell>
        </table:table-row>
      </table:table>
      <text:p text:style-name="P9"/>
      <text:p text:style-name="P11"/>
      <text:p text:style-name="P8"/>
      <text:p text:style-name="P17">Exercici <text:span text:style-name="T8">9</text:span>.</text:p>
      <text:p text:style-name="P9">Realitza un programa que calculi el àrea i el perímetre d’una circumferència. L’usuari haurà d’introduir el radi de la circumferència. ( A = π * r^2) ( P=2*π*r).</text:p>
      <text:p text:style-name="P8"/>
      <text:p text:style-name="P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5">Java</text:p>
          </table:table-cell>
          <table:table-cell table:style-name="Tabla10.B1" office:value-type="string">
            <text:p text:style-name="P55">import java.io.*;</text:p>
            <text:p text:style-name="P55">// Programa calcular l'àrea i el perímetre d'una circumferència</text:p>
            <text:p text:style-name="P55"/>
            <text:p text:style-name="P55">public class programas{</text:p>
            <text:p text:style-name="P55"><text:tab/> <text:s text:c="3"/>public static void main(String[] args) throws IOException {</text:p>
            <text:p text:style-name="P55"><text:tab/><text:tab/>float A;</text:p>
            <text:p text:style-name="P55"><text:tab/><text:tab/>float B;</text:p>
            <text:p text:style-name="P55"><text:tab/><text:tab/>float C;</text:p>
            <text:p text:style-name="P55"><text:tab/><text:tab/>String linea; //valor que posa la persona</text:p>
            <text:p text:style-name="P55"><text:tab/><text:tab/></text:p>
            <text:p text:style-name="P55"><text:tab/><text:tab/>System.out.println("Introdueix el radi: ");</text:p>
            <text:p text:style-name="P55"><text:tab/><text:tab/>BufferedReader reader = new BufferedReader(new InputStreamReader(System.in));</text:p>
            <text:p text:style-name="P55"><text:tab/><text:tab/>linea = reader.readLine();</text:p>
            <text:p text:style-name="P55"><text:tab/><text:tab/>A = Float.parseFloat(linea);</text:p>
            <text:p text:style-name="P55"><text:tab/><text:tab/></text:p>
            <text:p text:style-name="P55"><text:tab/><text:tab/>B = (float)3.14*A*A;</text:p>
            <text:p text:style-name="P55"><text:tab/><text:tab/></text:p>
            <text:p text:style-name="P55"><text:tab/><text:tab/>C = (float)3.14*A*2;</text:p>
            <text:p text:style-name="P55"><text:tab/><text:tab/></text:p>
            <text:p text:style-name="P55"><text:soft-page-break/><text:tab/><text:tab/>System.out.print("La seva àrea es: <text:s/>");</text:p>
            <text:p text:style-name="P55"><text:tab/><text:tab/>System.out.println(B);</text:p>
            <text:p text:style-name="P55"><text:tab/><text:tab/>System.out.print("I el seu perímetre es: ");</text:p>
            <text:p text:style-name="P55"><text:tab/><text:tab/>System.out.print(C);</text:p>
            <text:p text:style-name="P55"/>
            <text:p text:style-name="P55"/>
            <text:p text:style-name="P55"><text:tab/>}</text:p>
            <text:p text:style-name="P55">}</text:p>
          </table:table-cell>
        </table:table-row>
        <table:table-row>
          <table:table-cell table:style-name="Tabla10.A2" office:value-type="string">
            <text:p text:style-name="P55">Python</text:p>
          </table:table-cell>
          <table:table-cell table:style-name="Tabla10.B2" office:value-type="string">
            <text:p text:style-name="P31">print "Calcula l'àrea i el perímetre d'una circumferència"</text:p>
            <text:p text:style-name="P31">print "Itrodueix el radi:"</text:p>
            <text:p text:style-name="P31"/>
            <text:p text:style-name="P31">A=int(raw_input())</text:p>
            <text:p text:style-name="P31"/>
            <text:p text:style-name="P31">print "L'àrea de la circumferència es:", 3.14*A**2</text:p>
            <text:p text:style-name="P31">print "I el seu perímetre es de:", 2*3.14*A</text:p>
            <text:p text:style-name="P40"/>
          </table:table-cell>
        </table:table-row>
      </table:table>
      <text:p text:style-name="P8"/>
      <text:p text:style-name="P11"/>
      <text:p text:style-name="P8"/>
      <text:p text:style-name="P17">Exercici <text:span text:style-name="T8">10</text:span>.</text:p>
      <text:p text:style-name="P9">Escriu un programa que mostri el resultat de l’equació de tercer grau. Per a realitzar el programa s’hauran de llegir els coeficients (a, b, c i d) i el valor de x. El resultat es mostrarà per pantalla.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6">Java</text:p>
          </table:table-cell>
          <table:table-cell table:style-name="Tabla11.B1" office:value-type="string">
            <text:p text:style-name="P48">import java.io.*;</text:p>
            <text:p text:style-name="P48">// Programa calcular el resultat d'una equació de tercer grau</text:p>
            <text:p text:style-name="P48"/>
            <text:p text:style-name="P48"/>
            <text:p text:style-name="P48">public class programas{</text:p>
            <text:p text:style-name="P48"><text:tab/> <text:s text:c="3"/>public static void main(String[] args) throws IOException {</text:p>
            <text:p text:style-name="P48"><text:tab/><text:tab/>int A;</text:p>
            <text:p text:style-name="P48"><text:tab/><text:tab/>int B;</text:p>
            <text:p text:style-name="P48"><text:tab/><text:tab/>int C;</text:p>
            <text:p text:style-name="P48"><text:tab/><text:tab/>int D;</text:p>
            <text:p text:style-name="P48"><text:tab/><text:tab/>int X;</text:p>
            <text:p text:style-name="P48"><text:tab/><text:tab/>String lineaA; //valor que posa la persona</text:p>
            <text:p text:style-name="P48"><text:tab/><text:tab/>String lineaB;</text:p>
            <text:p text:style-name="P48"><text:tab/><text:tab/>String lineaC;</text:p>
            <text:p text:style-name="P48"><text:tab/><text:tab/>String lineaD;</text:p>
            <text:p text:style-name="P48"><text:tab/><text:tab/>String lineaX;</text:p>
            <text:p text:style-name="P48"><text:tab/><text:tab/></text:p>
            <text:p text:style-name="P48"><text:tab/><text:tab/>System.out.println("Resultat d'una equació de tercer grau: ");</text:p>
            <text:p text:style-name="P48"><text:tab/><text:tab/>BufferedReader reader = new BufferedReader(new InputStreamReader(System.in));</text:p>
            <text:p text:style-name="P48"><text:tab/><text:tab/></text:p>
            <text:p text:style-name="P48"><text:tab/><text:tab/>System.out.print("Introdueix el primer nombre: ");</text:p>
            <text:p text:style-name="P48"><text:soft-page-break/><text:tab/><text:tab/>lineaA = reader.readLine();</text:p>
            <text:p text:style-name="P48"><text:tab/><text:tab/>A = Integer.parseInt(lineaA);</text:p>
            <text:p text:style-name="P48"><text:tab/><text:tab/></text:p>
            <text:p text:style-name="P48"><text:tab/><text:tab/>System.out.print("Introdueix el segon nombre: ");</text:p>
            <text:p text:style-name="P48"><text:tab/><text:tab/>lineaB = reader.readLine();</text:p>
            <text:p text:style-name="P48"><text:tab/><text:tab/>B = Integer.parseInt(lineaB);</text:p>
            <text:p text:style-name="P48"><text:tab/><text:tab/></text:p>
            <text:p text:style-name="P48"><text:tab/><text:tab/>System.out.print("Introdueix el tercer: ");</text:p>
            <text:p text:style-name="P48"><text:tab/><text:tab/>lineaC = reader.readLine();</text:p>
            <text:p text:style-name="P48"><text:tab/><text:tab/>C = Integer.parseInt(lineaC);</text:p>
            <text:p text:style-name="P48"><text:tab/><text:tab/></text:p>
            <text:p text:style-name="P48"><text:tab/><text:tab/>System.out.print("Introdueix el quart: ");</text:p>
            <text:p text:style-name="P48"><text:tab/><text:tab/>lineaD = reader.readLine();</text:p>
            <text:p text:style-name="P48"><text:tab/><text:tab/>D = Integer.parseInt(lineaD);</text:p>
            <text:p text:style-name="P48"><text:tab/><text:tab/></text:p>
            <text:p text:style-name="P48"><text:tab/><text:tab/>System.out.print("Introdueix l'incògnita: ");</text:p>
            <text:p text:style-name="P48"><text:tab/><text:tab/>lineaX = reader.readLine();</text:p>
            <text:p text:style-name="P48"><text:tab/><text:tab/>X = Integer.parseInt(lineaX);</text:p>
            <text:p text:style-name="P48"><text:tab/><text:tab/></text:p>
            <text:p text:style-name="P48"><text:tab/><text:tab/>System.out.println("L'ecuació es la següent:");</text:p>
            <text:p text:style-name="P48"><text:tab/><text:tab/>System.out.print (A*X*X*X+B*X*X+C*X+D);</text:p>
            <text:p text:style-name="P48"/>
            <text:p text:style-name="P48"/>
            <text:p text:style-name="P48"><text:tab/>}</text:p>
            <text:p text:style-name="P48">}</text:p>
          </table:table-cell>
        </table:table-row>
        <table:table-row>
          <table:table-cell table:style-name="Tabla11.A2" office:value-type="string">
            <text:p text:style-name="P46">Python</text:p>
          </table:table-cell>
          <table:table-cell table:style-name="Tabla11.B2" office:value-type="string">
            <text:p text:style-name="P29">#! /usr/bin/env python</text:p>
            <text:p text:style-name="P29"># encoding: utf-8</text:p>
            <text:p text:style-name="P29"># Programa per calcular el resultat d'una equació de tercer grau</text:p>
            <text:p text:style-name="P29"/>
            <text:p text:style-name="P29">print "Resultat d'una equació de tercer grau"</text:p>
            <text:p text:style-name="P29">print "Introdueix el primer nombre"</text:p>
            <text:p text:style-name="P29">A = int(raw_input())</text:p>
            <text:p text:style-name="P29"/>
            <text:p text:style-name="P29">print "Introdueix el segon nombre"</text:p>
            <text:p text:style-name="P29">B = int(raw_input())</text:p>
            <text:p text:style-name="P29"/>
            <text:p text:style-name="P29">print "Introdueix el tercer nombre"</text:p>
            <text:p text:style-name="P29">C = int(raw_input())</text:p>
            <text:p text:style-name="P29"/>
            <text:p text:style-name="P29">print "Introdueix el tercer nombre"</text:p>
            <text:p text:style-name="P29">D = int(raw_input())</text:p>
            <text:p text:style-name="P29"/>
            <text:p text:style-name="P29">print "Introdueix valor del coeficient"</text:p>
            <text:p text:style-name="P29">X = int(raw_input())</text:p>
            <text:p text:style-name="P29"/>
            <text:p text:style-name="P29">print "L'ecuació es la següent:", A*X**3+B*X**2+C*X+D</text:p>
          </table:table-cell>
        </table:table-row>
      </table:table>
      <text:p text:style-name="P22"/>
      <text:p text:style-name="P9"><text:soft-page-break/></text:p>
      <text:p text:style-name="P20">Exercici 11.</text:p>
      <text:p text:style-name="P13">Programa que demani una quantitat –preu d’un producte – i calculi i visualitzi la quantitat d’IVA (aplicant un percentatge del 21 %) i la quantitat total a pagar (preu original + Iva).</text:p>
      <text:p text:style-name="P2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6">Java</text:p>
          </table:table-cell>
          <table:table-cell table:style-name="Tabla12.B1" office:value-type="string">
            <text:p text:style-name="P47">import java.io.*;</text:p>
            <text:p text:style-name="P47">// Programa per calcular i visualitzar l'iva i el preu final d'un producte</text:p>
            <text:p text:style-name="P47"/>
            <text:p text:style-name="P47"/>
            <text:p text:style-name="P47">public class programas{</text:p>
            <text:p text:style-name="P47"><text:tab/> <text:s text:c="3"/>public static void main(String[] args) throws IOException {</text:p>
            <text:p text:style-name="P47"><text:tab/><text:tab/>float preuoriginal;</text:p>
            <text:p text:style-name="P47"><text:tab/><text:tab/>float preufinal;</text:p>
            <text:p text:style-name="P47"><text:tab/><text:tab/>float diferenciaiva;</text:p>
            <text:p text:style-name="P47"><text:tab/><text:tab/>String linea; //valor que posa la persona</text:p>
            <text:p text:style-name="P47"><text:tab/><text:tab/></text:p>
            <text:p text:style-name="P47"><text:tab/><text:tab/></text:p>
            <text:p text:style-name="P47"><text:tab/><text:tab/>System.out.println("Iva i preu final ");</text:p>
            <text:p text:style-name="P47"><text:tab/><text:tab/>BufferedReader reader = new BufferedReader(new InputStreamReader(System.in));</text:p>
            <text:p text:style-name="P47"><text:tab/><text:tab/></text:p>
            <text:p text:style-name="P47"><text:tab/><text:tab/>System.out.print("Introdueix el preu original ");</text:p>
            <text:p text:style-name="P47"><text:tab/><text:tab/>linea = reader.readLine();</text:p>
            <text:p text:style-name="P47"><text:tab/><text:tab/>preuoriginal = Float.parseFloat(linea);</text:p>
            <text:p text:style-name="P47"><text:tab/><text:tab/></text:p>
            <text:p text:style-name="P47"><text:tab/><text:tab/></text:p>
            <text:p text:style-name="P47"><text:tab/><text:tab/>preufinal = <text:s/>(float)1.21*preuoriginal;</text:p>
            <text:p text:style-name="P47"><text:tab/><text:tab/></text:p>
            <text:p text:style-name="P47"><text:tab/><text:tab/>diferenciaiva = (float)preufinal-preuoriginal;</text:p>
            <text:p text:style-name="P47"><text:tab/><text:tab/></text:p>
            <text:p text:style-name="P47"><text:tab/><text:tab/></text:p>
            <text:p text:style-name="P47"><text:tab/><text:tab/>System.out.print("L'iva del producte es: ");</text:p>
            <text:p text:style-name="P47"><text:tab/><text:tab/>System.out.println (diferenciaiva);</text:p>
            <text:p text:style-name="P47"><text:tab/><text:tab/>System.out.print("El preu final del producte serà: ");</text:p>
            <text:p text:style-name="P47"><text:tab/><text:tab/>System.out.print(preufinal);</text:p>
            <text:p text:style-name="P47"/>
            <text:p text:style-name="P47"/>
            <text:p text:style-name="P47"><text:tab/>}</text:p>
            <text:p text:style-name="P47">}</text:p>
          </table:table-cell>
        </table:table-row>
        <table:table-row>
          <table:table-cell table:style-name="Tabla12.A2" office:value-type="string">
            <text:p text:style-name="P46">Python</text:p>
          </table:table-cell>
          <table:table-cell table:style-name="Tabla12.B2" office:value-type="string">
            <text:p text:style-name="P28">#! /usr/bin/env python</text:p>
            <text:p text:style-name="P28"># encoding: utf-8</text:p>
            <text:p text:style-name="P28"># Programa per calcular i visualitzar l'iva i el preu final d'un producte</text:p>
            <text:p text:style-name="P28"/>
            <text:p text:style-name="P28">print "Iva i preu final"</text:p>
            <text:p text:style-name="P28">print "Introdueix el preu original: "</text:p>
            <text:p text:style-name="P28"><text:soft-page-break/>preuoriginal = int(raw_input())</text:p>
            <text:p text:style-name="P28"/>
            <text:p text:style-name="P28">preufinal = preuoriginal * 1.21</text:p>
            <text:p text:style-name="P28">diferenciaiva = preufinal - preuoriginal</text:p>
            <text:p text:style-name="P28"/>
            <text:p text:style-name="P28"/>
            <text:p text:style-name="P28">print "L'iva del producte es: ", diferenciaiva</text:p>
            <text:p text:style-name="P28">print "El preu final serà: ", preufinal</text:p>
          </table:table-cell>
        </table:table-row>
      </table:table>
      <text:p text:style-name="P13"/>
      <text:p text:style-name="P13"/>
      <text:p text:style-name="P20">Exercici 12.</text:p>
      <text:p text:style-name="P13">Modifica l’exercici anterior perquè el percentatge d’IVA sigui variable (introduït per l’usuari).</text:p>
      <text:p text:style-name="P1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6">Java</text:p>
          </table:table-cell>
          <table:table-cell table:style-name="Tabla13.B1" office:value-type="string">
            <text:p text:style-name="P45">import java.io.*;</text:p>
            <text:p text:style-name="P45">// Programa per calcular i visualitzar l'iva i el preu final d'un producte</text:p>
            <text:p text:style-name="P45"/>
            <text:p text:style-name="P45"/>
            <text:p text:style-name="P45">public class programas{</text:p>
            <text:p text:style-name="P45"><text:tab/> <text:s text:c="3"/>public static void main(String[] args) throws IOException {</text:p>
            <text:p text:style-name="P45"><text:tab/><text:tab/>float preuoriginal;</text:p>
            <text:p text:style-name="P45"><text:tab/><text:tab/>float preufinal;</text:p>
            <text:p text:style-name="P45"><text:tab/><text:tab/>float diferenciaiva;</text:p>
            <text:p text:style-name="P45"><text:tab/><text:tab/>float iva;</text:p>
            <text:p text:style-name="P45"><text:tab/><text:tab/>String linea1; //valor que posa la persona</text:p>
            <text:p text:style-name="P45"><text:tab/><text:tab/>String linea2;</text:p>
            <text:p text:style-name="P45"><text:tab/><text:tab/></text:p>
            <text:p text:style-name="P45"><text:tab/><text:tab/>System.out.println("Iva i preu final ");</text:p>
            <text:p text:style-name="P45"><text:tab/><text:tab/>BufferedReader reader = new BufferedReader(new InputStreamReader(System.in));</text:p>
            <text:p text:style-name="P45"><text:tab/><text:tab/></text:p>
            <text:p text:style-name="P45"><text:tab/><text:tab/>System.out.print("Introdueix el preu original: ");</text:p>
            <text:p text:style-name="P45"><text:tab/><text:tab/>linea1 = reader.readLine();</text:p>
            <text:p text:style-name="P45"><text:tab/><text:tab/>preuoriginal = Float.parseFloat(linea1);</text:p>
            <text:p text:style-name="P45"><text:tab/><text:tab/></text:p>
            <text:p text:style-name="P45"><text:tab/><text:tab/>System.out.print("Introdueix l'iva: ");</text:p>
            <text:p text:style-name="P45"><text:tab/><text:tab/>linea2 = reader.readLine();</text:p>
            <text:p text:style-name="P45"><text:tab/><text:tab/>iva = Float.parseFloat(linea2);</text:p>
            <text:p text:style-name="P45"><text:tab/><text:tab/></text:p>
            <text:p text:style-name="P45"><text:tab/><text:tab/>diferenciaiva = (float)preuoriginal*(iva/100);</text:p>
            <text:p text:style-name="P45"><text:tab/><text:tab/></text:p>
            <text:p text:style-name="P45"><text:tab/><text:tab/>preufinal = <text:s/>(float)diferenciaiva+preuoriginal;</text:p>
            <text:p text:style-name="P45"><text:tab/><text:tab/></text:p>
            <text:p text:style-name="P45"><text:tab/><text:tab/></text:p>
            <text:p text:style-name="P45"><text:tab/><text:tab/></text:p>
            <text:p text:style-name="P45"><text:tab/><text:tab/></text:p>
            <text:p text:style-name="P45"><text:soft-page-break/><text:tab/><text:tab/>System.out.print("L'iva del producte es: ");</text:p>
            <text:p text:style-name="P45"><text:tab/><text:tab/>System.out.println (diferenciaiva);</text:p>
            <text:p text:style-name="P45"><text:tab/><text:tab/>System.out.print("El preu final del producte serà: ");</text:p>
            <text:p text:style-name="P45"><text:tab/><text:tab/>System.out.print(preufinal);</text:p>
            <text:p text:style-name="P45"/>
            <text:p text:style-name="P45"/>
            <text:p text:style-name="P45"><text:tab/>}</text:p>
            <text:p text:style-name="P45">}</text:p>
          </table:table-cell>
        </table:table-row>
        <table:table-row>
          <table:table-cell table:style-name="Tabla13.A2" office:value-type="string">
            <text:p text:style-name="P46">Python</text:p>
          </table:table-cell>
          <table:table-cell table:style-name="Tabla13.B2" office:value-type="string">
            <text:p text:style-name="P28">#! /usr/bin/env python</text:p>
            <text:p text:style-name="P28"># encoding: utf-8</text:p>
            <text:p text:style-name="P28"># Programa per calcular i visualitzar l'iva i el preu final d'un producte, l'usuari ha d'introduir l'iva</text:p>
            <text:p text:style-name="P28"/>
            <text:p text:style-name="P28">print "Iva i preu final"</text:p>
            <text:p text:style-name="P28">preuoriginal = int(<text:span text:style-name="T9">raw_</text:span>input("Introdueix el preu original: "))</text:p>
            <text:p text:style-name="P28">iva = int(<text:span text:style-name="T9">raw_</text:span>input("Introdueix l'iva"))</text:p>
            <text:p text:style-name="P28">diferenciaiva = preuoriginal * (iva/100.0)</text:p>
            <text:p text:style-name="P28">preufinal = diferenciaiva+preuoriginal</text:p>
            <text:p text:style-name="P28"/>
            <text:p text:style-name="P28">print "La diferencia d'iva del producte es: ", diferenciaiva</text:p>
            <text:p text:style-name="P28">print "El preu final serà: ", preufinal</text:p>
          </table:table-cell>
        </table:table-row>
      </table:table>
      <text:p text:style-name="P16"/>
      <text:p text:style-name="P13"/>
      <text:p text:style-name="P17">Exercici <text:span text:style-name="T8">13</text:span>.</text:p>
      <text:p text:style-name="P9">Una companyia de refrescos comercialitza tres productes: de cola, de taronja i de llimona. Es desitja realitzar un programa que calculi les ventes de cada producte. Per a això es llegirà la quantitat venuda i el preu de cada producte. Per finalitzar es mostrarà un informe de les vendes semblant a aquest: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2">---------------------------------------</text:p>
            <text:p text:style-name="P42">Producte<text:tab/>Vendes<text:tab/>Preu<text:tab/>Total</text:p>
            <text:p text:style-name="P42">---------------------------------------</text:p>
            <text:p text:style-name="P42">Cola<text:tab/><text:tab/>100000<text:tab/>0,17<text:tab/>170000,00</text:p>
            <text:p text:style-name="P42">Taronja<text:tab/>350000<text:tab/>0,20<text:tab/>70000,00</text:p>
            <text:p text:style-name="P42">Llimona<text:tab/>530000<text:tab/>0,19<text:tab/>100700,00</text:p>
            <text:p text:style-name="P42">--------------------------------------</text:p>
            <text:p text:style-name="P42">TOTAL<text:tab/><text:tab/><text:tab/><text:tab/><text:tab/>340700,00</text:p>
          </table:table-cell>
        </table:table-row>
      </table:table>
      <text:p text:style-name="P12">Nota: <text:span text:style-name="T4">Les columnes han de sortir alineades</text:span></text:p>
      <text:p text:style-name="P1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4">Java</text:p>
          </table:table-cell>
          <table:table-cell table:style-name="Tabla16.B1" office:value-type="string">
            <text:p text:style-name="P56">import java.io.*;</text:p>
            <text:p text:style-name="P56">// Programa per calcular i visualitzar les ventes de cada producte</text:p>
            <text:p text:style-name="P56"/>
            <text:p text:style-name="P56"/>
            <text:p text:style-name="P56">public class programas{</text:p>
            <text:p text:style-name="P56"><text:soft-page-break/><text:tab/> <text:s text:c="3"/>public static void main(String[] args) throws IOException {</text:p>
            <text:p text:style-name="P56"><text:tab/><text:tab/>int cola;</text:p>
            <text:p text:style-name="P56"><text:tab/><text:tab/>int taronja;</text:p>
            <text:p text:style-name="P56"><text:tab/><text:tab/>int llimona;</text:p>
            <text:p text:style-name="P56"/>
            <text:p text:style-name="P56"><text:tab/><text:tab/>float preucola;</text:p>
            <text:p text:style-name="P56"><text:tab/><text:tab/>float preutaronja;</text:p>
            <text:p text:style-name="P56"><text:tab/><text:tab/>float preullimona;</text:p>
            <text:p text:style-name="P56"><text:tab/><text:tab/></text:p>
            <text:p text:style-name="P56"><text:tab/><text:tab/>String linea; //valor que posa la persona</text:p>
            <text:p text:style-name="P56"><text:tab/><text:tab/></text:p>
            <text:p text:style-name="P56"><text:tab/><text:tab/>System.out.println("Taula de ventes ");</text:p>
            <text:p text:style-name="P56"><text:tab/><text:tab/>BufferedReader reader = new BufferedReader(new InputStreamReader(System.in));</text:p>
            <text:p text:style-name="P56"><text:tab/><text:tab/></text:p>
            <text:p text:style-name="P56"><text:tab/><text:tab/>System.out.print("Introdueix la quantitat de cola: ");</text:p>
            <text:p text:style-name="P56"><text:tab/><text:tab/>linea = reader.readLine();</text:p>
            <text:p text:style-name="P56"><text:tab/><text:tab/>cola = Integer.parseInt(linea);</text:p>
            <text:p text:style-name="P56"><text:tab/><text:tab/></text:p>
            <text:p text:style-name="P56"><text:tab/><text:tab/>System.out.print("Introdueix el preu de la cola: ");</text:p>
            <text:p text:style-name="P56"><text:tab/><text:tab/>linea = reader.readLine();</text:p>
            <text:p text:style-name="P56"><text:tab/><text:tab/>preucola = Float.parseFloat(linea);</text:p>
            <text:p text:style-name="P56"><text:tab/><text:tab/></text:p>
            <text:p text:style-name="P56"><text:tab/><text:tab/>System.out.print("Introdueix la quantitat de taronja: ");</text:p>
            <text:p text:style-name="P56"><text:tab/><text:tab/>linea = reader.readLine();</text:p>
            <text:p text:style-name="P56"><text:tab/><text:tab/>taronja = Integer.parseInt(linea);</text:p>
            <text:p text:style-name="P56"><text:tab/><text:tab/></text:p>
            <text:p text:style-name="P56"><text:tab/><text:tab/>System.out.print("Introdueix el preu de la taronja: ");</text:p>
            <text:p text:style-name="P56"><text:tab/><text:tab/>linea = reader.readLine();</text:p>
            <text:p text:style-name="P56"><text:tab/><text:tab/>preutaronja = Float.parseFloat(linea);</text:p>
            <text:p text:style-name="P56"><text:tab/><text:tab/></text:p>
            <text:p text:style-name="P56"><text:tab/><text:tab/>System.out.print("Introdueix la quantitat de llimona: ");</text:p>
            <text:p text:style-name="P56"><text:tab/><text:tab/>linea = reader.readLine();</text:p>
            <text:p text:style-name="P56"><text:tab/><text:tab/>llimona = Integer.parseInt(linea);</text:p>
            <text:p text:style-name="P56"><text:tab/><text:tab/></text:p>
            <text:p text:style-name="P56"><text:tab/><text:tab/>System.out.print("Introdueix el preu de la llimona: ");</text:p>
            <text:p text:style-name="P56"><text:tab/><text:tab/>linea = reader.readLine();</text:p>
            <text:p text:style-name="P56"><text:tab/><text:tab/>preullimona = Float.parseFloat(linea);</text:p>
            <text:p text:style-name="P56"><text:tab/><text:tab/></text:p>
            <text:p text:style-name="P56"><text:tab/><text:tab/>float totalcola = (cola*preucola);</text:p>
            <text:p text:style-name="P56"><text:tab/><text:tab/></text:p>
            <text:p text:style-name="P56"><text:tab/><text:tab/>float totaltaronja = (preutaronja*taronja);</text:p>
            <text:p text:style-name="P56"><text:tab/><text:tab/></text:p>
            <text:p text:style-name="P56"><text:tab/><text:tab/>float totalllimona = (preullimona*llimona);</text:p>
            <text:p text:style-name="P56"><text:tab/><text:tab/></text:p>
            <text:p text:style-name="P56"><text:tab/><text:tab/></text:p>
            <text:p text:style-name="P56"><text:tab/><text:tab/></text:p>
            <text:p text:style-name="P56"><text:soft-page-break/><text:tab/><text:tab/></text:p>
            <text:p text:style-name="P56"><text:tab/><text:tab/>System.out.println("-------------------------------------------------");</text:p>
            <text:p text:style-name="P56"><text:tab/><text:tab/>System.out.println ("Producte"+"<text:tab/>Vendes"+"<text:tab/><text:tab/>Preu"+"<text:tab/> <text:s text:c="3"/>Total");</text:p>
            <text:p text:style-name="P56"><text:tab/><text:tab/>System.out.println("-------------------------------------------------");</text:p>
            <text:p text:style-name="P56"><text:tab/><text:tab/>System.out.println ("Cola"+"<text:tab/><text:tab/>"+cola+"<text:tab/><text:tab/>"+preucola+"<text:tab/> <text:s text:c="3"/>"+totalcola);</text:p>
            <text:p text:style-name="P56"><text:tab/><text:tab/>System.out.println ("Taronja"+"<text:tab/><text:tab/>"+taronja+"<text:tab/><text:tab/>"+preutaronja+"<text:tab/> <text:s text:c="3"/>"+totaltaronja);</text:p>
            <text:p text:style-name="P56"><text:tab/><text:tab/>System.out.println ("Llimona"+"<text:tab/><text:tab/>"+llimona+"<text:tab/><text:tab/>"+preullimona+"<text:tab/> <text:s text:c="3"/>"+totalllimona);</text:p>
            <text:p text:style-name="P56"><text:tab/><text:tab/>System.out.println("-------------------------------------------------");</text:p>
            <text:p text:style-name="P56"><text:tab/><text:tab/>System.out.println ("TOTAL<text:tab/><text:tab/><text:tab/><text:tab/><text:tab/> <text:s text:c="3"/>"+(totalcola+totaltaronja+totalllimona));</text:p>
            <text:p text:style-name="P56"><text:tab/><text:tab/>System.out.println("-------------------------------------------------");</text:p>
            <text:p text:style-name="P56"/>
            <text:p text:style-name="P56"/>
            <text:p text:style-name="P56"><text:tab/>}</text:p>
            <text:p text:style-name="P56">}</text:p>
          </table:table-cell>
        </table:table-row>
        <table:table-row>
          <table:table-cell table:style-name="Tabla16.A2" office:value-type="string">
            <text:p text:style-name="P44">Python</text:p>
          </table:table-cell>
          <table:table-cell table:style-name="Tabla16.B2" office:value-type="string">
            <text:p text:style-name="P44">#! /usr/bin/env python</text:p>
            <text:p text:style-name="P44"># encoding: utf-8</text:p>
            <text:p text:style-name="P44"># Programa que calculi les vendes de cada producte</text:p>
            <text:p text:style-name="P44"/>
            <text:p text:style-name="P44"/>
            <text:p text:style-name="P44">cola = int(raw_input("Quantitat de Cola: "))</text:p>
            <text:p text:style-name="P44">preucola = float(raw_input("Preu de la Cola: "))</text:p>
            <text:p text:style-name="P44">totalcola = cola*preucola</text:p>
            <text:p text:style-name="P44"/>
            <text:p text:style-name="P44">taronja = int(raw_input("Quantitat de Taronja: "))</text:p>
            <text:p text:style-name="P44">preutaronja = float(raw_input("Preu de la Taronja: "))</text:p>
            <text:p text:style-name="P44">totaltaronja = taronja*preutaronja</text:p>
            <text:p text:style-name="P44"/>
            <text:p text:style-name="P44">llimona = int(raw_input("Quantitat de Llimona: "))</text:p>
            <text:p text:style-name="P44">preullimona = float(raw_input("Preu de la Llimona: "))</text:p>
            <text:p text:style-name="P44">totalllimona = llimona*preullimona</text:p>
            <text:p text:style-name="P44"/>
            <text:p text:style-name="P44">print "-------------------------------------------------"</text:p>
            <text:p text:style-name="P44">print "Producte",<text:tab/>"<text:tab/>Vendes",<text:tab/>"<text:tab/><text:tab/>Preu",<text:tab/>" <text:s/>Total"</text:p>
            <text:p text:style-name="P44">print "-------------------------------------------------"</text:p>
            <text:p text:style-name="P44">print "Cola","<text:tab/><text:tab/>",cola,<text:tab/>"<text:tab/><text:tab/>",preucola,"<text:tab/>",<text:tab/>totalcola</text:p>
            <text:p text:style-name="P44">print "Cola","<text:tab/><text:tab/>",taronja,<text:tab/>"<text:tab/><text:tab/>",preutaronja,"<text:tab/>",<text:tab/>totaltaronja</text:p>
            <text:p text:style-name="P44">print "Cola","<text:tab/><text:tab/>",llimona,<text:tab/>"<text:tab/><text:tab/>",preullimona,"<text:tab/>",<text:tab/>totalllimona</text:p>
            <text:p text:style-name="P44">print "-------------------------------------------------"</text:p>
            <text:p text:style-name="P44">print "TOTAL<text:tab/><text:tab/><text:tab/><text:tab/><text:tab/>", totalcola+totaltaronja+totalllimona</text:p>
          </table:table-cell>
        </table:table-row>
      </table:table>
      <text:p text:style-name="P19"/>
      <text:p text:style-name="P19"/>
      <text:p text:style-name="P8"><text:soft-page-break/></text:p>
      <text:p text:style-name="P19">Exercici 1<text:span text:style-name="T8">4</text:span>.</text:p>
      <text:p text:style-name="P12">Programa que demani <text:s/>un nombre sencer i mostri l’últim dígit.</text:p>
      <text:p text:style-name="P12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6">Java</text:p>
          </table:table-cell>
          <table:table-cell table:style-name="Tabla14.B1" office:value-type="string">
            <text:p text:style-name="P43"/>
          </table:table-cell>
        </table:table-row>
        <table:table-row>
          <table:table-cell table:style-name="Tabla14.A2" office:value-type="string">
            <text:p text:style-name="P46">Python</text:p>
          </table:table-cell>
          <table:table-cell table:style-name="Tabla14.B2" office:value-type="string">
            <text:p text:style-name="P37">#! /usr/bin/env python</text:p>
            <text:p text:style-name="P37"># encoding: utf-8</text:p>
            <text:p text:style-name="P37"># Programa que demani un nombre sencer i mostri l’últim dígit</text:p>
            <text:p text:style-name="P37"/>
            <text:p text:style-name="P37"/>
            <text:p text:style-name="P37">nombre = int(input("Escriu el teu nombre: "))</text:p>
            <text:p text:style-name="P37">udigit = nombre%10</text:p>
            <text:p text:style-name="P37"/>
            <text:p text:style-name="P37">print udigit</text:p>
          </table:table-cell>
        </table:table-row>
      </table:table>
      <text:p text:style-name="P12"/>
      <text:p text:style-name="P24"/>
      <text:p text:style-name="P18">Exercici 15.</text:p>
      <text:p text:style-name="P10">Escriu un programa que demani a l’usuari la quantitat de segons i mostri per pantalla a quantes hores, minuts i segons corresponen <text:span text:style-name="T8">(p.ex: 3661 segons corresponen a 1 hora + 1 minut + 1 segon)</text:span>.</text:p>
      <text:p text:style-name="P1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6">Java</text:p>
          </table:table-cell>
          <table:table-cell table:style-name="Tabla15.B1" office:value-type="string">
            <text:p text:style-name="P43"/>
          </table:table-cell>
        </table:table-row>
        <table:table-row>
          <table:table-cell table:style-name="Tabla15.A2" office:value-type="string">
            <text:p text:style-name="P46">Python</text:p>
          </table:table-cell>
          <table:table-cell table:style-name="Tabla15.B2" office:value-type="string">
            <text:p text:style-name="P38">#! /usr/bin/env python</text:p>
            <text:p text:style-name="P38"># encoding: utf-8</text:p>
            <text:p text:style-name="P38"># Programa que demani una quantitat de segons i que mostri a quantes hores, minuts i segons equival</text:p>
            <text:p text:style-name="P38"/>
            <text:p text:style-name="P38"/>
            <text:p text:style-name="P38">segons = int(input("Escriu el nombre de segons: "))</text:p>
            <text:p text:style-name="P38"/>
            <text:p text:style-name="P38">sec = segons%60</text:p>
            <text:p text:style-name="P38">minuts = (segons/60)%60</text:p>
            <text:p text:style-name="P38"/>
            <text:p text:style-name="P38">hores = (segons/3600)%3600</text:p>
            <text:p text:style-name="P38"/>
            <text:p text:style-name="P38"/>
            <text:p text:style-name="P38">print hores </text:p>
            <text:p text:style-name="P38">print minuts</text:p>
            <text:p text:style-name="P38">print sec</text:p>
          </table:table-cell>
        </table:table-row>
      </table:table>
      <text:p text:style-name="P25"/>
      <text:p text:style-name="P10"/>
      <text:p text:style-name="P10"/>
      <text:p text:style-name="P10"/>
      <text:p text:style-name="P19"><text:soft-page-break/>Exercici 16 (opcional).</text:p>
      <text:p text:style-name="P12">Genera un programa que donat un nom i un cognom (demanats a l'usuari), generi un identificador d'usuari que és nom.cognom i una contrasenya de 3 números que es generaran aleatòriament.</text:p>
      <text:p text:style-name="P12"/>
      <text:p text:style-name="P60">#! /usr/bin/env python</text:p>
      <text:p text:style-name="P60"># encoding: utf-8</text:p>
      <text:p text:style-name="P60"/>
      <text:p text:style-name="P60">import math</text:p>
      <text:p text:style-name="P60"/>
      <text:p text:style-name="P60">a=float(raw_input("Introdueix la A: "))</text:p>
      <text:p text:style-name="P60">b=float(raw_input("Introdueix la B: "))</text:p>
      <text:p text:style-name="P60">c=float(raw_input("Introdueix la C: "))</text:p>
      <text:p text:style-name="P60"/>
      <text:p text:style-name="P60">if a==0:</text:p>
      <text:p text:style-name="P60"><text:tab/>print "Error a la divisió"</text:p>
      <text:p text:style-name="P60"><text:tab/></text:p>
      <text:p text:style-name="P60">else:</text:p>
      <text:p text:style-name="P60"><text:tab/>aux=b**2-4*a*c</text:p>
      <text:p text:style-name="P60"><text:tab/>if aux&lt;0:</text:p>
      <text:p text:style-name="P60"><text:tab/><text:tab/>print "Solució imaginaria"</text:p>
      <text:p text:style-name="P60"><text:tab/>else:</text:p>
      <text:p text:style-name="P60"><text:tab/><text:tab/><text:tab/>print "La primera solució es: ", (-b+math.sqrt(aux))/(2*a)</text:p>
      <text:p text:style-name="P60"><text:tab/><text:tab/><text:tab/>print "La segona solució es: ", (-b-math.sqrt(aux))/(2*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6"><draw:image xlink:href="Pictures/1000000000000800000008002A3DBE1FADF0AD9C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7</text:page-number></text:span><text:span text:style-name="MT2"> de </text:span><text:span text:style-name="MT2"><text:page-count style:num-format="1">17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1</dc:title>
    <meta:initial-creator>Josep Vilardell</meta:initial-creator>
    <meta:creation-date>2011-09-13T17:29:00</meta:creation-date>
    <dc:date>2017-10-06T18:30:16.035512401</dc:date>
    <meta:print-date>2011-03-02T18:52:00</meta:print-date>
    <dc:language>ca-ES</dc:language>
    <meta:editing-cycles>67</meta:editing-cycles>
    <meta:editing-duration>PT14H7M59S</meta:editing-duration>
    <meta:document-statistic meta:table-count="18" meta:image-count="1" meta:object-count="0" meta:page-count="17" meta:paragraph-count="580" meta:word-count="2269" meta:character-count="18053" meta:non-whitespace-character-count="15583"/>
    <meta:user-defined meta:name="Info 1"/>
    <meta:user-defined meta:name="Info 2"/>
    <meta:user-defined meta:name="Info 3"/>
    <meta:user-defined meta:name="Info 4"/>
  </office:meta>
</office:document-meta>
</file>